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IBPValidator.ensureLiteral( BindingOperation opera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SIBPValidator.checkBindings(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WSIBPValidator.validateHeaderParts( Binding binding , List &lt; SOAPHeader &gt; headers ,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IBPValidator.error( Code code , String locType ,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IBPValidator.WSIBPValidator( 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IBPValidator.getStyl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IBPValidator.checkMessag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SIBPValidato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BPValidator.error( Code code , PortTyp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BPValidator.error( Code code ,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BPValidator.validateDocLitBodyParts( Binding binding , SOAPBody body , 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SIBPValidator.ensureNamespace( BindingOperation operation , boolean body , boolean s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SIBPValidator.checkPortTyp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IBPValidator.isVal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IBPValidator.error( Code code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BPValidator.checkNullOrNonEmpty( String str , boolean isNonEmp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